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ResponseResultHandler.view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sponseResultHandl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sponseResultHandler.setMessageWriters( List &lt; HttpMessageWriter &lt; ? &gt; &gt;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sponseResultHandl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ResponseResultHandler.supports( Handler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sponseResultHandler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sponseResultHandler.setViewResolvers( List &lt; ViewResolver &gt; viewResol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sponseResultHandler.handleResult( ServerWebExchange exchange , Handler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erResponseResultHandl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